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0.061283; -0.059923; -0.063297</text:p>
          </table:table-cell>
          <table:table-cell table:number-columns-repeated="2"/>
          <table:table-cell office:value-type="string" calcext:value-type="string">
            <text:p>0.44839; -0.47271; 0.55525; 0.516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6 -0.584 0.404 0.008 0.736 -0.677 0.005</text:p>
          </table:table-cell>
          <table:table-cell office:value-type="string" calcext:value-type="string">
            <text:p>0.004 -0.600 0.498 0.008 0.736 -0.677 0.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01 -0.566 0.347 -0.132 0.739 -0.637 0.176</text:p>
          </table:table-cell>
          <table:table-cell office:value-type="string" calcext:value-type="string">
            <text:p>-0.042 -0.574 0.471 0.160 0.721 -0.670 -0.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01 -0.566 0.347 -0.132 0.739 -0.637 0.176</text:p>
          </table:table-cell>
          <table:table-cell office:value-type="string" calcext:value-type="string">
            <text:p>0.102 -0.588 0.439 -0.132 0.739 -0.637 0.176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7 -0.571 0.376 0.000 0.000 0.000 1.000</text:p>
          </table:table-cell>
          <table:table-cell office:value-type="string" calcext:value-type="string">
            <text:p>0.021 -0.587 0.470 0.000 0.000 0.000 1.0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 0.130 0.350 -0.000 -0.707 0.707 0.000</text:p>
          </table:table-cell>
          <table:table-cell table:number-columns-repeated="2"/>
          <table:table-cell office:value-type="string" calcext:value-type="string">
            <text:p>-0.006 0.129 0.351 -0.027 -0.698 0.715 0.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.094 0.112 0.350 -0.135 -0.694 0.694 0.135</text:p>
          </table:table-cell>
          <table:table-cell table:number-columns-repeated="2"/>
          <table:table-cell office:value-type="string" calcext:value-type="string">
            <text:p>0.092 0.113 0.345 -0.126 -0.702 0.686 0.1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0.094 0.112 0.350 0.135 -0.694 0.694 -0.135</text:p>
          </table:table-cell>
          <table:table-cell table:number-columns-repeated="2"/>
          <table:table-cell office:value-type="string" calcext:value-type="string">
            <text:p>-0.092 0.113 0.349 -0.135 0.698 -0.692 0.128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0.003 -0.344 0.415 0.022 0.732 -0.681 0.020</text:p>
          </table:table-cell>
          <table:table-cell office:value-type="string" calcext:value-type="string">
            <text:p>-0.008 -0.359 0.509 0.022 0.732 -0.681 0.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i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0.003 -0.344 0.415 0.000 0.000 0.000 1.000</text:p>
          </table:table-cell>
          <table:table-cell office:value-type="string" calcext:value-type="string">
            <text:p>-0.008 -0.359 0.509 0.000 0.000 0.000 1.0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 0.130 0.350 -0.000 -0.707 0.707 0.000</text:p>
          </table:table-cell>
          <table:table-cell table:number-columns-repeated="2"/>
          <table:table-cell office:value-type="string" calcext:value-type="string">
            <text:p>-0.007 0.129 0.351 -0.021 -0.699 0.715 0.009</text:p>
          </table:table-cell>
          <table:table-cell table:number-columns-repeated="2"/>
          <table:table-cell office:value-type="string" calcext:value-type="string">
            <text:p>6cm to the right</text:p>
          </table:table-cell>
          <table:table-cell office:value-type="string" calcext:value-type="string">
            <text:p>4cm behind(ok)</text:p>
          </table:table-cell>
          <table:table-cell office:value-type="string" calcext:value-type="string">
            <text:p>3cm be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94 0.112 0.350 -0.135 -0.694 0.694 0.135</text:p>
          </table:table-cell>
          <table:table-cell table:number-columns-repeated="2"/>
          <table:table-cell office:value-type="string" calcext:value-type="string">
            <text:p>0.099 0.110 0.356 -0.110 -0.679 0.714 0.12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-0.008 -0.309 0.509 -0.000 -0.707 0.707 0.000</text:p>
          </table:table-cell>
          <table:table-cell table:number-columns-repeated="2"/>
          <table:table-cell office:value-type="string" calcext:value-type="string">
            <text:p>-0.009 -0.313 0.502 0.002 0.716 -0.698 0.001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header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seq: 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stamp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secs: 1461864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nsecs: 517715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frame_id: '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_names: ['shoulder_roll_joint', 'shoulder_pitch_joint', 'shoulder_yaw_joint', 'elbow_pitch_joint', 'elbow_yaw_joint', 'wrist_pitch_joint', 'wrist_roll_joint'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ired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positions: [-2.486001599700877, -0.2871370036059087, -0.2653939102585324, -0.2230838673638793, -0.7791496390502085, -0.7189998893820111, -0.877618625685190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velocities: [0.25, 0.25, 0.25, 0.25, 0.25, 0.25, 0.2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ccelerations: [0.0, 0.0, 0.0, 0.0, 0.0, 0.0, 0.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effort: [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time_from_start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secs: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nsecs: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positions: [-2.4865828571626243, -0.2868544073346149, -0.26691265709210155, -0.2239611950313036, -0.7900001057611052, -0.7255729126699083, -0.886640895397900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velocities: [0.0, 0.0, 0.0, 0.0, 0.0, 0.0, 0.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ccelerations: [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effort: [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time_from_start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secs: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nsecs: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ror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positions: [-0.0005812574617474198, 0.00028259627129378906, -0.0015187468335691734, -0.0008773276674242936, -0.010850466710896733, -0.006573023287897217, -0.00902226971270969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velocities: [-0.25, -0.25, -0.25, -0.25, -0.25, -0.25, -0.2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ccelerations: [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effort: [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time_from_start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secs: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nsecs: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0:11:14.093335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46:28.864556172</meta:creation-date>
    <dc:date>2016-04-28T20:26:36.497530822</dc:date>
    <meta:editing-duration>PT2H27M51S</meta:editing-duration>
    <meta:editing-cycles>20</meta:editing-cycles>
    <meta:generator>LibreOffice/4.2.8.2$Linux_X86_64 LibreOffice_project/420m0$Build-2</meta:generator>
    <meta:document-statistic meta:table-count="2" meta:cell-count="115" meta:object-count="0"/>
  </office:meta>
</office:document-meta>
</file>